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font-weight="bold" officeooo:paragraph-rsid="00281df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officeooo:rsid="001b3c07" officeooo:paragraph-rsid="001b3c07" style:font-size-asian="14pt" style:font-size-complex="14pt"/>
    </style:style>
    <style:style style:name="P9" style:family="paragraph" style:parent-style-name="Standard">
      <style:text-properties style:font-name="Calibri" fo:font-size="14pt" fo:font-weight="normal" officeooo:rsid="001bfd72" officeooo:paragraph-rsid="001bfd72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libri" fo:font-size="14pt" fo:font-weight="normal" officeooo:paragraph-rsid="001b3c07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libri" fo:font-size="13pt" officeooo:rsid="0022b775" officeooo:paragraph-rsid="0024b043" style:font-size-asian="13pt" style:font-size-complex="13pt"/>
    </style:style>
    <style:style style:name="P12" style:family="paragraph" style:parent-style-name="Standard" style:master-page-name="Standard">
      <style:paragraph-properties style:page-number="auto"/>
      <style:text-properties style:font-name="Calibri" fo:font-size="12pt" style:font-size-asian="12pt" style:font-size-complex="12pt"/>
    </style:style>
    <style:style style:name="P13" style:family="paragraph" style:parent-style-name="Standard">
      <style:text-properties style:font-name="Calibri" fo:font-size="14pt" fo:font-weight="normal" officeooo:paragraph-rsid="00287c4a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2a6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3c07"/>
    </style:style>
    <style:style style:name="T4" style:family="text">
      <style:text-properties officeooo:rsid="001b4a6a"/>
    </style:style>
    <style:style style:name="T5" style:family="text">
      <style:text-properties officeooo:rsid="001d064d"/>
    </style:style>
    <style:style style:name="T6" style:family="text">
      <style:text-properties officeooo:rsid="001eb452"/>
    </style:style>
    <style:style style:name="T7" style:family="text">
      <style:text-properties style:use-window-font-color="true" loext:opacity="0%" officeooo:rsid="001eb452"/>
    </style:style>
    <style:style style:name="T8" style:family="text">
      <style:text-properties style:use-window-font-color="true" loext:opacity="0%" officeooo:rsid="001f8a3a"/>
    </style:style>
    <style:style style:name="T9" style:family="text">
      <style:text-properties style:use-window-font-color="true" loext:opacity="0%" officeooo:rsid="00203d6d"/>
    </style:style>
    <style:style style:name="T10" style:family="text">
      <style:text-properties style:use-window-font-color="true" loext:opacity="0%" officeooo:rsid="002224b8"/>
    </style:style>
    <style:style style:name="T11" style:family="text">
      <style:text-properties style:use-window-font-color="true" loext:opacity="0%" officeooo:rsid="00287c4a"/>
    </style:style>
    <style:style style:name="T12" style:family="text">
      <style:text-properties officeooo:rsid="001f8a3a"/>
    </style:style>
    <style:style style:name="T13" style:family="text">
      <style:text-properties officeooo:rsid="00203d6d"/>
    </style:style>
    <style:style style:name="T14" style:family="text">
      <style:text-properties officeooo:rsid="002224b8"/>
    </style:style>
    <style:style style:name="T15" style:family="text">
      <style:text-properties officeooo:rsid="0022b775"/>
    </style:style>
    <style:style style:name="T16" style:family="text">
      <style:text-properties officeooo:rsid="0024b043"/>
    </style:style>
    <style:style style:name="T17" style:family="text">
      <style:text-properties officeooo:rsid="002578af"/>
    </style:style>
    <style:style style:name="T18" style:family="text">
      <style:text-properties officeooo:rsid="0025a148"/>
    </style:style>
    <style:style style:name="T19" style:family="text">
      <style:text-properties officeooo:rsid="0025c93b"/>
    </style:style>
    <style:style style:name="T20" style:family="text">
      <style:text-properties officeooo:rsid="0025d2dc"/>
    </style:style>
    <style:style style:name="T21" style:family="text">
      <style:text-properties officeooo:rsid="0026b51c"/>
    </style:style>
    <style:style style:name="T22" style:family="text">
      <style:text-properties officeooo:rsid="00287c4a"/>
    </style:style>
    <style:style style:name="T23" style:family="text">
      <style:text-properties officeooo:rsid="002a62b2"/>
    </style:style>
    <style:style style:name="T24" style:family="text">
      <style:text-properties style:font-name="Calibri" fo:font-size="14pt" fo:font-weight="normal" officeooo:rsid="002a62b2" style:font-size-asian="14pt" style:font-weight-asian="normal" style:font-size-complex="14pt" style:font-weight-complex="normal"/>
    </style:style>
    <style:style style:name="T25" style:family="text">
      <style:text-properties officeooo:rsid="002b8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STUDENT NAME:</text:span><text:span text:style-name="T1"> CHRISTIAN VILLALBA</text:span></text:p>
      <text:p text:style-name="P3"><text:span text:style-name="T2">STUDENT NUMBER: </text:span><text:span text:style-name="T1">750314</text:span></text:p>
      <text:p text:style-name="P4"/>
      <text:p text:style-name="P5">Professional;- Practice in an IT Context</text:p>
      <text:p text:style-name="P5">Assignment 2</text:p>
      <text:p text:style-name="P6">Explain the importance of quality management systems and standards for the development and operation of IT Systems.</text:p>
      <text:p text:style-name="P10"><text:span text:style-name="T10">The </text:span><text:span text:style-name="T7">QMS are the frameworks that ensure </text:span><text:span text:style-name="T8">the successful development of </text:span><text:span text:style-name="T6">reliable </text:span><text:span text:style-name="T3">product</text:span><text:span text:style-name="T12">s</text:span><text:span text:style-name="T3"> that </text:span><text:span text:style-name="T13">meet</text:span><text:span text:style-name="T3"> the needs and requirements of the customer in the most efficient way possible.<text:line-break/></text:span><text:span text:style-name="T12">The procedures encourage continuous improvement, version control, testing , and compliance with the standards and requirements. <text:line-break/></text:span><text:span text:style-name="T13">They also establish the direction for the organi</text:span><text:span text:style-name="T14">s</text:span><text:span text:style-name="T13">ation creating a culture where operatives are aware of the expectations and </text:span><text:span text:style-name="T14">understand </text:span><text:span text:style-name="T13">their personal responsibilit</text:span><text:span text:style-name="T14">ies</text:span><text:span text:style-name="T13">.</text:span><text:span text:style-name="T3"><text:line-break/></text:span></text:p>
      <text:p text:style-name="P6">Definition of a Quality Management System</text:p>
      <text:p text:style-name="P8">QM<text:span text:style-name="T4">S</text:span> is the customised set of operations, polic<text:span text:style-name="T4">i</text:span>es, procedures and responsibilities <text:span text:style-name="T4">that an organi</text:span><text:span text:style-name="T14">s</text:span><text:span text:style-name="T4">ation will adhere to in order run effectively.<text:line-break/></text:span><text:span text:style-name="T6">They </text:span><text:span text:style-name="T14">supports</text:span><text:span text:style-name="T6"> </text:span><text:span text:style-name="T13">organizational effectiveness including </text:span><text:span text:style-name="T6">risk management, </text:span><text:span text:style-name="T8">reducing errors, testing, </text:span><text:span text:style-name="T9">documenting, minimizing waste, boosting employees involvement and increasing the customer satisfaction as result.</text:span></text:p>
      <text:p text:style-name="P8"/>
      <text:p text:style-name="P6">Why Quality Management Systems are Important in Developing IT Systems</text:p>
      <text:p text:style-name="P9">They ensure that the product meets user expectations and is <text:span text:style-name="T5">properly</text:span> tested and documented before deliver<text:span text:style-name="T14">y</text:span>.<text:line-break/>They also assess risks and <text:span text:style-name="T5">aim</text:span> to adjust the product to budget and developing time stipul<text:span text:style-name="T5">ated</text:span>.<text:line-break/><text:span text:style-name="T5">In other words, they </text:span><text:span text:style-name="T14">g</text:span><text:span text:style-name="T15">u</text:span><text:span text:style-name="T14">arantee</text:span><text:span text:style-name="T5"> reliable, high-standard products developed in a consistent and efficient environment.</text:span><text:line-break/></text:p>
      <text:p text:style-name="P6"><text:soft-page-break/>Why Quality Management Systems are Important in the Operation of IT Systems</text:p>
      <text:p text:style-name="P11"><text:span text:style-name="T17">The </text:span>QMS define the objectives and the organi<text:span text:style-name="T17">s</text:span>ation <text:span text:style-name="T17">making</text:span> continuous improvements <text:span text:style-name="T17">to</text:span> the product keeping it <text:span text:style-name="T16">consistent, </text:span>secure, efficient, <text:span text:style-name="T16">competitive, well-</text:span>documented, <text:span text:style-name="T16">while</text:span> keeping the staff engaged <text:span text:style-name="T16">through individual responsibilities</text:span>.</text:p>
      <text:p text:style-name="P11"/>
      <text:p text:style-name="P7">Testing environment, testing tools, different types of testing Developing and Operating IT Systems</text:p>
      <text:p text:style-name="P13"><text:span text:style-name="T17">A testing environment is a controlled setup that allows testing software in an isolated interface,</text:span><text:span text:style-name="T18"> replicating the device where our product would be operated. <text:line-break/>It ensures that that our software runs </text:span><text:span text:style-name="T19">under the</text:span><text:span text:style-name="T18"> </text:span><text:span text:style-name="T19">intended</text:span><text:span text:style-name="T18"> conditions reducing risk, checking performance, identifying bugs and vulnerabilities but in this environment, we avoid interrupting ongoing processes and the associate costs that could cause any problem.<text:line-break/><text:line-break/></text:span><text:span text:style-name="T20">Testing tools:<text:line-break/>• Automation Testing Tools:<text:line-break/>Selenium, TestNG, Junit, </text:span><text:span text:style-name="T21">leapwork, playwright</text:span><text:span text:style-name="T20"><text:line-break/>• Performance:<text:line-break/>Load Runner, BrowserStack <text:line-break/>• </text:span><text:span text:style-name="T21">Debuggers:<text:line-break/>Debuggers that works as extension in code editors: ESLint <text:s/><text:line-break/>Jira, Bugzilla<text:line-break/>• Virtual Environments</text:span><text:span text:style-name="T18"><text:line-break/><text:line-break/></text:span><text:span text:style-name="T19">Types of testing:<text:line-break/>• </text:span><text:span text:style-name="T11">Acceptance Testing: check the requirements</text:span><text:span text:style-name="T19"><text:line-break/>• </text:span><text:span text:style-name="T22">System Testing: check entire system to ensure specified requirements</text:span><text:span text:style-name="T19"><text:line-break/>• </text:span><text:span text:style-name="T22">Integration Testing: Architecture Design - integration between components</text:span><text:span text:style-name="T19"><text:line-break/>• </text:span><text:span text:style-name="T22">Unit Testing: Detailed Design – test individual components<text:line-break/>• Run Testing – Coding<text:line-break/>• Usability Testing: user-friendliness <text:line-break/>• Secure Testing: identifies vulnerabilities<text:line-break/>• Performance Testing: test under different load conditions <text:line-break/></text:span></text:p>
      <text:p text:style-name="P14"><text:soft-page-break/><text:span text:style-name="T24">Sources:<text:line-break/><text:line-break/></text:span><text:a xlink:type="simple" xlink:href="https://www.iso.org/quality-management/what-is-qms" office:name="ISO - Quality management systems: An introduction " text:style-name="Internet_20_link" text:visited-style-name="Visited_20_Internet_20_Link"><text:span text:style-name="T23">ISO - Quality management systems: An introduction </text:span></text:a><text:line-break/><text:a xlink:type="simple" xlink:href="https://www.iso.org/standard/62085.html" text:style-name="Internet_20_link" text:visited-style-name="Visited_20_Internet_20_Link"><text:span text:style-name="T23">ISO 9001:2015 Quality management systems — Requirements</text:span></text:a><text:span text:style-name="T23"><text:line-break/></text:span><text:a xlink:type="simple" xlink:href="https://laszeray.com/the-importance-of-quality-management-systems-qms/#:~:text=A%20QMS%20can%20provide%20a%20systematic%20approach,and%20allow%20certification%20via%20an%20independent%20agency." text:style-name="Internet_20_link" text:visited-style-name="Visited_20_Internet_20_Link"><text:span text:style-name="T25">Laszeray - The Importance of Quality Management Systems (QMS)</text:span></text:a><text:span text:style-name="T25"><text:line-break/></text:span><text:a xlink:type="simple" xlink:href="https://isolocity.com/what-are-the-4-types-of-quality-management/" text:style-name="Internet_20_link" text:visited-style-name="Visited_20_Internet_20_Link"><text:span text:style-name="T25">IsoLocity - The 4 Types of Quality Management</text:span></text:a><text:span text:style-name="T25"><text:line-break/></text:span><text:a xlink:type="simple" xlink:href="https://simplerqms.com/qms/" text:style-name="Internet_20_link" text:visited-style-name="Visited_20_Internet_20_Link"><text:span text:style-name="T25">SimplerQMS - QMS (Quality Management System)</text:span></text:a><text:span text:style-name="T25"><text:line-break/></text:span><text:a xlink:type="simple" xlink:href="https://www.browserstack.com/guide/what-is-test-environment" text:style-name="Internet_20_link" text:visited-style-name="Visited_20_Internet_20_Link"><text:span text:style-name="T25">BrowserStack - Test Environment</text:span></text:a><text:span text:style-name="T25"><text:line-break/></text:span><text:a xlink:type="simple" xlink:href="https://www.browserstack.com/guide/what-are-testing-tools" text:style-name="Internet_20_link" text:visited-style-name="Visited_20_Internet_20_Link"><text:span text:style-name="T25">BrowserStack - Testing Tools</text:span></text:a><text:span text:style-name="T25"><text:line-break/></text:span><text:a xlink:type="simple" xlink:href="https://www.leapwork.com/blog/top-20-test-automation-tools" text:style-name="Internet_20_link" text:visited-style-name="Visited_20_Internet_20_Link"><text:span text:style-name="T25">Leapwork - The Top 20 Test Automation Tools of 2025</text:span></text:a><text:span text:style-name="T25"><text:line-break/><text:line-break/></text:span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7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Bassett</meta:initial-creator>
    <meta:editing-cycles>221</meta:editing-cycles>
    <meta:creation-date>2023-04-27T23:23:00</meta:creation-date>
    <dc:date>2025-05-18T10:41:53.427000000</dc:date>
    <meta:generator>LibreOffice/7.1.3.2$Windows_X86_64 LibreOffice_project/47f78053abe362b9384784d31a6e56f8511eb1c1</meta:generator>
    <meta:editing-duration>PT25M2S</meta:editing-duration>
    <meta:document-statistic meta:table-count="0" meta:image-count="0" meta:object-count="0" meta:page-count="3" meta:paragraph-count="15" meta:word-count="465" meta:character-count="3381" meta:non-whitespace-character-count="29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